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2.05cm" fo:min-width="16.53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8pt" style:font-size-complex="18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2.018cm" svg:height="2.018cm" svg:x="3.282cm" svg:y="6.695cm">
          <text:p text:style-name="P1"><text:span text:style-name="T1">Whitesp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18cm" svg:height="2.017cm" svg:x="3.3cm" svg:y="10.383cm">
          <text:p text:style-name="P1"><text:span text:style-name="T1">BeforeFirstVow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495cm" svg:height="0.962cm" svg:x="1.7cm" svg:y="1.538cm">
          <draw:text-box>
            <text:p>Syllabification state machine</text:p>
          </draw:text-box>
        </draw:frame>
        <draw:frame draw:style-name="gr3" draw:text-style-name="P3" draw:layer="layout" svg:width="17.439cm" svg:height="2.3cm" svg:x="1.661cm" svg:y="17.5cm">
          <draw:text-box>
            <text:p><text:span text:style-name="T2">AfterFirstVowel = the first vowel letter of the first syllable has been processed. It may be followed by another vowel letter that is still part of the same syllable.</text:span></text:p>
            <text:p><text:span text:style-name="T2"/></text:p>
            <text:p><text:span text:style-name="T2">RestOfWord or AfterLongVowelOrDiphthong = beyond the nucleus of the first syllable. Combinations like ”ie” are broken into two syllables.</text:span></text:p>
          </draw:text-box>
        </draw:frame>
        <draw:custom-shape draw:style-name="gr1" draw:text-style-name="P2" xml:id="id2" draw:id="id2" draw:layer="layout" svg:width="2.018cm" svg:height="2.017cm" svg:x="9.118cm" svg:y="9.7cm">
          <text:p text:style-name="P1"><text:span text:style-name="T1">AfterFirstVow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18cm" svg:height="2.017cm" svg:x="6.5cm" svg:y="13.7cm">
          <text:p text:style-name="P1"><text:span text:style-name="T1">RestOf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005cm" svg:y1="6.99cm" svg:x2="10.127cm" svg:y2="9.7cm" draw:start-shape="id1" draw:start-glue-point="11" draw:end-shape="id2" draw:end-glue-point="4" svg:d="M5005 6990c3415 0 5122 903 5122 2710" svg:viewBox="0 0 5123 2711">
          <text:p/>
        </draw:connector>
        <draw:connector draw:style-name="gr4" draw:text-style-name="P1" draw:layer="layout" draw:type="curve" svg:x1="4.291cm" svg:y1="8.713cm" svg:x2="4.309cm" svg:y2="10.383cm" draw:start-shape="id1" draw:start-glue-point="8" draw:end-shape="id3" draw:end-glue-point="4" svg:d="M4291 8713c0 1252 18 418 18 1670" svg:viewBox="0 0 19 1671">
          <text:p/>
        </draw:connector>
        <draw:connector draw:style-name="gr4" draw:text-style-name="P1" draw:layer="layout" draw:type="curve" svg:x1="5.318cm" svg:y1="11.392cm" svg:x2="9.413cm" svg:y2="11.422cm" draw:start-shape="id3" draw:start-glue-point="10" draw:end-shape="id2" draw:end-glue-point="7" svg:d="M5318 11392c2992 0 945 30 4095 30" svg:viewBox="0 0 4096 31">
          <text:p/>
        </draw:connector>
        <draw:connector draw:style-name="gr4" draw:text-style-name="P1" draw:layer="layout" draw:type="curve" svg:x1="3.595cm" svg:y1="10.678cm" svg:x2="3.577cm" svg:y2="8.418cm" draw:start-shape="id3" draw:start-glue-point="5" draw:end-shape="id1" draw:end-glue-point="7" svg:d="M3595 10678c0-1695-18-565-18-2260" svg:viewBox="0 0 19 2261">
          <text:p/>
        </draw:connector>
        <draw:connector draw:style-name="gr4" draw:text-style-name="P1" draw:layer="layout" draw:type="curve" svg:x1="9.413cm" svg:y1="9.995cm" svg:x2="5.005cm" svg:y2="8.418cm" draw:start-shape="id2" draw:start-glue-point="5" draw:end-shape="id1" draw:end-glue-point="9" svg:d="M9413 9995c-3564 0-1360-1577-4408-1577" svg:viewBox="0 0 4409 1578">
          <text:p/>
        </draw:connector>
        <draw:connector draw:style-name="gr4" draw:text-style-name="P1" draw:layer="layout" draw:type="curve" svg:x1="10.127cm" svg:y1="11.717cm" svg:x2="7.509cm" svg:y2="13.7cm" draw:start-shape="id2" draw:start-glue-point="8" draw:end-shape="id4" draw:end-glue-point="4" svg:d="M10127 11717c0 1486-2618 495-2618 1983" svg:viewBox="0 0 2619 1984">
          <text:p/>
        </draw:connector>
        <draw:connector draw:style-name="gr4" draw:text-style-name="P1" draw:layer="layout" draw:type="curve" svg:x1="7.509cm" svg:y1="15.717cm" svg:x2="3.282cm" svg:y2="7.704cm" draw:start-shape="id4" draw:start-glue-point="8" draw:end-shape="id1" draw:end-glue-point="6" svg:d="M7509 15717c0 751-2464 626-3783-1565s-1494-6448-444-6448" svg:viewBox="0 0 4910 8430">
          <text:p/>
        </draw:connector>
        <draw:custom-shape draw:style-name="gr1" draw:text-style-name="P2" xml:id="id5" draw:id="id5" draw:layer="layout" svg:width="2.018cm" svg:height="2.017cm" svg:x="11.918cm" svg:y="12.217cm">
          <text:p text:style-name="P1"><text:span text:style-name="T1">AfterLongVowelOrDiphtho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0.841cm" svg:y1="9.995cm" svg:x2="12.927cm" svg:y2="12.217cm" draw:start-shape="id2" draw:start-glue-point="11" draw:end-shape="id5" draw:end-glue-point="4" svg:d="M10841 9995c1391 0 2086 740 2086 2222" svg:viewBox="0 0 2087 2223">
          <text:p/>
        </draw:connector>
        <draw:connector draw:style-name="gr4" draw:text-style-name="P1" draw:layer="layout" draw:type="curve" svg:x1="12.927cm" svg:y1="14.234cm" svg:x2="8.223cm" svg:y2="15.422cm" draw:start-shape="id5" draw:start-glue-point="8" draw:end-shape="id4" draw:end-glue-point="9" svg:d="M12927 14234c0 792-1568 1188-4704 1188" svg:viewBox="0 0 4705 1189">
          <text:p/>
        </draw:connector>
        <draw:connector draw:style-name="gr4" draw:text-style-name="P1" draw:layer="layout" draw:type="curve" svg:x1="8.223cm" svg:y1="13.995cm" svg:x2="12.213cm" svg:y2="13.939cm" draw:start-shape="id4" draw:start-glue-point="11" draw:end-shape="id5" draw:end-glue-point="7" svg:d="M8223 13995c1759 0-235-56 3990-56" svg:viewBox="0 0 3991 57">
          <text:p/>
        </draw:connector>
        <draw:connector draw:style-name="gr4" draw:text-style-name="P1" draw:layer="layout" draw:type="curve" svg:x1="13.641cm" svg:y1="12.512cm" svg:x2="4.291cm" svg:y2="6.695cm" draw:start-shape="id5" draw:start-glue-point="11" draw:end-shape="id1" draw:end-glue-point="4" svg:d="M13641 12512c0-9477-9350-6568-9350-5817" svg:viewBox="0 0 9351 6829">
          <text:p/>
        </draw:connector>
        <draw:connector draw:style-name="gr4" draw:text-style-name="P1" draw:layer="layout" draw:type="curve" svg:x1="3.068cm" svg:y1="4.38cm" svg:x2="3.577cm" svg:y2="6.99cm" draw:end-shape="id1" draw:end-glue-point="5" svg:d="M3068 4380c0 1360 509 56 509 2610" svg:viewBox="0 0 510 26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ri Perälä</meta:initial-creator>
    <meta:creation-date>2015-11-30T19:58:12.903019412</meta:creation-date>
    <dc:date>2015-12-15T22:40:18.495562757</dc:date>
    <dc:creator>Harri Perälä</dc:creator>
    <meta:editing-duration>PT52M7S</meta:editing-duration>
    <meta:editing-cycles>5</meta:editing-cycles>
    <meta:generator>LibreOffice/4.2.8.2$Linux_X86_64 LibreOffice_project/420m0$Build-2</meta:generator>
    <meta:document-statistic meta:object-count="19"/>
  </office:meta>
</office:document-meta>
</file>